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2409*"/>
    </style:style>
    <style:style style:name="Tableau8.B" style:family="table-column">
      <style:table-column-properties style:column-width="4.747cm" style:rel-column-width="2691*"/>
    </style:style>
    <style:style style:name="Tableau8.C" style:family="table-column">
      <style:table-column-properties style:column-width="4.002cm" style:rel-column-width="2269*"/>
    </style:style>
    <style:style style:name="Tableau8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9dec7" officeooo:paragraph-rsid="0009dec7"/>
    </style:style>
    <style:style style:name="P3" style:family="paragraph" style:parent-style-name="Text_20_body">
      <style:text-properties officeooo:rsid="0009dec7" officeooo:paragraph-rsid="00126287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ext_20_body">
      <style:text-properties officeooo:paragraph-rsid="000d6937"/>
    </style:style>
    <style:style style:name="P9" style:family="paragraph" style:parent-style-name="Text_20_body">
      <style:text-properties officeooo:rsid="000e8b29" officeooo:paragraph-rsid="000e8b29"/>
    </style:style>
    <style:style style:name="P10" style:family="paragraph" style:parent-style-name="Text_20_body">
      <style:text-properties officeooo:paragraph-rsid="00100a6d"/>
    </style:style>
    <style:style style:name="P11" style:family="paragraph" style:parent-style-name="Text_20_body">
      <style:text-properties officeooo:paragraph-rsid="0010c232"/>
    </style:style>
    <style:style style:name="P12" style:family="paragraph" style:parent-style-name="Text_20_body">
      <style:text-properties officeooo:paragraph-rsid="00126287"/>
    </style:style>
    <style:style style:name="P13" style:family="paragraph" style:parent-style-name="Text_20_body">
      <style:text-properties officeooo:rsid="0017e8ad" officeooo:paragraph-rsid="0017e8ad"/>
    </style:style>
    <style:style style:name="P14" style:family="paragraph" style:parent-style-name="Text_20_body">
      <style:text-properties officeooo:rsid="0019a469" officeooo:paragraph-rsid="0019a469"/>
    </style:style>
    <style:style style:name="P15" style:family="paragraph" style:parent-style-name="Text_20_body">
      <style:text-properties officeooo:rsid="001d8fbd" officeooo:paragraph-rsid="001d8fbd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>
      <style:text-properties officeooo:rsid="001f201a" fo:background-color="transparent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0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1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22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23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24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25" style:family="paragraph" style:parent-style-name="Text_20_body">
      <style:text-properties style:use-window-font-color="true" loext:opacity="0%" fo:background-color="transparent"/>
    </style:style>
    <style:style style:name="P26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27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28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29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0" style:family="paragraph" style:parent-style-name="Text_20_body">
      <style:text-properties fo:font-style="normal" style:font-style-asian="normal" style:font-style-complex="normal"/>
    </style:style>
    <style:style style:name="P31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32" style:family="paragraph" style:parent-style-name="Text_20_body">
      <style:text-properties officeooo:rsid="0024e799" officeooo:paragraph-rsid="0024e799"/>
    </style:style>
    <style:style style:name="P33" style:family="paragraph" style:parent-style-name="Text_20_body">
      <style:text-properties officeooo:rsid="0024e799" officeooo:paragraph-rsid="00270d9e"/>
    </style:style>
    <style:style style:name="P34" style:family="paragraph" style:parent-style-name="Text_20_body">
      <style:text-properties officeooo:rsid="00260368" officeooo:paragraph-rsid="00260368"/>
    </style:style>
    <style:style style:name="P35" style:family="paragraph" style:parent-style-name="Text_20_body">
      <style:text-properties officeooo:rsid="00294c8b" officeooo:paragraph-rsid="00294c8b"/>
    </style:style>
    <style:style style:name="P36" style:family="paragraph" style:parent-style-name="Text_20_body">
      <style:text-properties officeooo:rsid="002aabf7" officeooo:paragraph-rsid="002aabf7"/>
    </style:style>
    <style:style style:name="P37" style:family="paragraph" style:parent-style-name="Text_20_body">
      <style:text-properties officeooo:rsid="002caaf1" officeooo:paragraph-rsid="002caaf1"/>
    </style:style>
    <style:style style:name="P38" style:family="paragraph" style:parent-style-name="Table_20_Contents">
      <style:text-properties officeooo:rsid="005156ec" officeooo:paragraph-rsid="005156ec"/>
    </style:style>
    <style:style style:name="P39" style:family="paragraph" style:parent-style-name="Text_20_body">
      <style:text-properties officeooo:rsid="005156ec" officeooo:paragraph-rsid="005156ec"/>
    </style:style>
    <style:style style:name="P40" style:family="paragraph" style:parent-style-name="Table_20_Contents">
      <style:text-properties officeooo:rsid="00515c02" officeooo:paragraph-rsid="00515c02"/>
    </style:style>
    <style:style style:name="P41" style:family="paragraph" style:parent-style-name="Table_20_Contents">
      <style:text-properties officeooo:paragraph-rsid="00515c02"/>
    </style:style>
    <style:style style:name="P42" style:family="paragraph" style:parent-style-name="Text_20_body">
      <style:text-properties officeooo:paragraph-rsid="0036073f"/>
    </style:style>
    <style:style style:name="P43" style:family="paragraph" style:parent-style-name="Text_20_body">
      <style:text-properties officeooo:rsid="00364743" officeooo:paragraph-rsid="00364743"/>
    </style:style>
    <style:style style:name="P44" style:family="paragraph" style:parent-style-name="Text_20_body">
      <style:text-properties officeooo:rsid="0040657d" officeooo:paragraph-rsid="0040657d"/>
    </style:style>
    <style:style style:name="P45" style:family="paragraph" style:parent-style-name="Text_20_body">
      <style:text-properties officeooo:paragraph-rsid="00446347"/>
    </style:style>
    <style:style style:name="P46" style:family="paragraph" style:parent-style-name="Text_20_body">
      <style:text-properties officeooo:paragraph-rsid="00457dda"/>
    </style:style>
    <style:style style:name="P47" style:family="paragraph" style:parent-style-name="Text_20_body">
      <style:text-properties officeooo:paragraph-rsid="00476e1c"/>
    </style:style>
    <style:style style:name="P48" style:family="paragraph" style:parent-style-name="Text_20_body">
      <style:text-properties officeooo:paragraph-rsid="00485025"/>
    </style:style>
    <style:style style:name="P49" style:family="paragraph" style:parent-style-name="Text_20_body">
      <style:text-properties officeooo:paragraph-rsid="0057dc9e"/>
    </style:style>
    <style:style style:name="P50" style:family="paragraph" style:parent-style-name="Text_20_body">
      <style:text-properties officeooo:rsid="005af146" officeooo:paragraph-rsid="005af146"/>
    </style:style>
    <style:style style:name="P51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52" style:family="paragraph" style:parent-style-name="Text_20_body">
      <style:text-properties officeooo:rsid="005b7dad" officeooo:paragraph-rsid="005b7dad"/>
    </style:style>
    <style:style style:name="P53" style:family="paragraph" style:parent-style-name="Text_20_body">
      <style:text-properties officeooo:rsid="005f3c3e" officeooo:paragraph-rsid="005f3c3e"/>
    </style:style>
    <style:style style:name="P54" style:family="paragraph" style:parent-style-name="Text_20_body">
      <style:text-properties officeooo:paragraph-rsid="00606339"/>
    </style:style>
    <style:style style:name="P55" style:family="paragraph" style:parent-style-name="Text_20_body">
      <style:text-properties officeooo:paragraph-rsid="0061a680"/>
    </style:style>
    <style:style style:name="P56" style:family="paragraph" style:parent-style-name="Text_20_body">
      <style:text-properties officeooo:paragraph-rsid="00662a2c"/>
    </style:style>
    <style:style style:name="P57" style:family="paragraph" style:parent-style-name="Text_20_body">
      <style:text-properties officeooo:paragraph-rsid="0066f27c"/>
    </style:style>
    <style:style style:name="P58" style:family="paragraph" style:parent-style-name="Text_20_body">
      <style:text-properties officeooo:rsid="0067214e" officeooo:paragraph-rsid="0067214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63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67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68" style:family="paragraph" style:parent-style-name="Table_20_Contents">
      <style:text-properties officeooo:rsid="006bb7ad" officeooo:paragraph-rsid="006bb7ad"/>
    </style:style>
    <style:style style:name="P6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70" style:family="paragraph" style:parent-style-name="Text_20_body">
      <style:text-properties officeooo:rsid="0009dec7" officeooo:paragraph-rsid="0057dc9e"/>
    </style:style>
    <style:style style:name="P71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72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73" style:family="paragraph" style:parent-style-name="Text_20_body" style:list-style-name="L2">
      <style:text-properties fo:font-variant="normal" fo:text-transform="none" fo:color="#3a3a3a" loext:opacity="100%" style:font-name="apple-system1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74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75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76" style:family="paragraph" style:parent-style-name="Text_20_body">
      <style:text-properties officeooo:rsid="0036073f" officeooo:paragraph-rsid="0036073f"/>
    </style:style>
    <style:style style:name="P77" style:family="paragraph" style:parent-style-name="Text_20_body" style:list-style-name="L1">
      <style:text-properties officeooo:paragraph-rsid="0048332e"/>
    </style:style>
    <style:style style:name="P78" style:family="paragraph" style:parent-style-name="Text_20_body" style:list-style-name="L1">
      <style:text-properties officeooo:rsid="0045bfac" officeooo:paragraph-rsid="00476e1c"/>
    </style:style>
    <style:style style:name="P79" style:family="paragraph" style:parent-style-name="Text_20_body" style:list-style-name="L1">
      <style:text-properties officeooo:rsid="0048332e" officeooo:paragraph-rsid="0048332e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3" style:family="text">
      <style:text-properties fo:font-variant="normal" fo:text-transform="none" fo:color="#1d1c1d" loext:opacity="100%" fo:letter-spacing="normal"/>
    </style:style>
    <style:style style:name="T14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7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color="#1d1c1d" loext:opacity="100%" style:font-name="Liberation Sans" fo:letter-spacing="normal" fo:font-style="normal"/>
    </style:style>
    <style:style style:name="T19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4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5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6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28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apple-system" fo:font-size="10.5pt" fo:letter-spacing="normal" fo:font-style="normal" fo:font-weight="normal" officeooo:rsid="005d23e8"/>
    </style:style>
    <style:style style:name="T30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33" style:family="text">
      <style:text-properties officeooo:rsid="000d6937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9a469" style:font-style-asian="normal" style:font-style-complex="normal"/>
    </style:style>
    <style:style style:name="T36" style:family="text">
      <style:text-properties officeooo:rsid="0010c232"/>
    </style:style>
    <style:style style:name="T37" style:family="text">
      <style:text-properties officeooo:rsid="00126287"/>
    </style:style>
    <style:style style:name="T38" style:family="text">
      <style:text-properties officeooo:rsid="0015b51d"/>
    </style:style>
    <style:style style:name="T39" style:family="text">
      <style:text-properties style:use-window-font-color="true" loext:opacity="0%" fo:background-color="#ffff00" loext:char-shading-value="0"/>
    </style:style>
    <style:style style:name="T40" style:family="text">
      <style:text-properties officeooo:rsid="0019a469"/>
    </style:style>
    <style:style style:name="T41" style:family="text">
      <style:text-properties officeooo:rsid="001d8fbd"/>
    </style:style>
    <style:style style:name="T42" style:family="text">
      <style:text-properties officeooo:rsid="001db081"/>
    </style:style>
    <style:style style:name="T43" style:family="text">
      <style:text-properties officeooo:rsid="001f201a"/>
    </style:style>
    <style:style style:name="T44" style:family="text">
      <style:text-properties style:font-name="Liberation Sans"/>
    </style:style>
    <style:style style:name="T45" style:family="text">
      <style:text-properties style:font-name="Liberation Sans" officeooo:rsid="001f201a"/>
    </style:style>
    <style:style style:name="T46" style:family="text">
      <style:text-properties style:font-name="Liberation Sans" fo:background-color="transparent" loext:char-shading-value="0"/>
    </style:style>
    <style:style style:name="T47" style:family="text">
      <style:text-properties style:font-name="Liberation Sans" officeooo:rsid="001f201a" fo:background-color="transparent" loext:char-shading-value="0"/>
    </style:style>
    <style:style style:name="T48" style:family="text">
      <style:text-properties officeooo:rsid="001f201a" fo:background-color="transparent" loext:char-shading-value="0"/>
    </style:style>
    <style:style style:name="T49" style:family="text">
      <style:text-properties officeooo:rsid="0023220a" fo:background-color="transparent" loext:char-shading-value="0"/>
    </style:style>
    <style:style style:name="T50" style:family="text">
      <style:text-properties officeooo:rsid="0024402a"/>
    </style:style>
    <style:style style:name="T51" style:family="text">
      <style:text-properties officeooo:rsid="00270d9e"/>
    </style:style>
    <style:style style:name="T52" style:family="text">
      <style:text-properties officeooo:rsid="002b91e5"/>
    </style:style>
    <style:style style:name="T53" style:family="text">
      <style:text-properties officeooo:rsid="002caaf1"/>
    </style:style>
    <style:style style:name="T54" style:family="text">
      <style:text-properties officeooo:rsid="00302fda"/>
    </style:style>
    <style:style style:name="T55" style:family="text">
      <style:text-properties officeooo:rsid="0030537e"/>
    </style:style>
    <style:style style:name="T56" style:family="text">
      <style:text-properties officeooo:rsid="0036073f"/>
    </style:style>
    <style:style style:name="T57" style:family="text">
      <style:text-properties officeooo:rsid="00383251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2caaf1" style:font-weight-asian="bold" style:font-weight-complex="bold"/>
    </style:style>
    <style:style style:name="T60" style:family="text">
      <style:text-properties fo:font-weight="bold" officeooo:rsid="003b77d7" style:font-weight-asian="bold" style:font-weight-complex="bold"/>
    </style:style>
    <style:style style:name="T61" style:family="text">
      <style:text-properties fo:font-weight="bold" officeooo:rsid="003d70aa" style:font-weight-asian="bold" style:font-weight-complex="bold"/>
    </style:style>
    <style:style style:name="T62" style:family="text">
      <style:text-properties fo:font-weight="bold" officeooo:rsid="003e5ac1" style:font-weight-asian="bold" style:font-weight-complex="bold"/>
    </style:style>
    <style:style style:name="T63" style:family="text">
      <style:text-properties fo:font-weight="bold" officeooo:rsid="003fd45a" style:font-weight-asian="bold" style:font-weight-complex="bold"/>
    </style:style>
    <style:style style:name="T64" style:family="text">
      <style:text-properties fo:font-weight="bold" officeooo:rsid="0040d446" style:font-weight-asian="bold" style:font-weight-complex="bold"/>
    </style:style>
    <style:style style:name="T65" style:family="text">
      <style:text-properties fo:font-weight="bold" officeooo:rsid="0042bfa6" style:font-weight-asian="bold" style:font-weight-complex="bold"/>
    </style:style>
    <style:style style:name="T66" style:family="text">
      <style:text-properties fo:font-weight="bold" officeooo:rsid="00383251" style:font-weight-asian="bold" style:font-weight-complex="bold"/>
    </style:style>
    <style:style style:name="T67" style:family="text">
      <style:text-properties fo:font-weight="bold" officeooo:rsid="00638209" style:font-weight-asian="bold" style:font-weight-complex="bold"/>
    </style:style>
    <style:style style:name="T68" style:family="text">
      <style:text-properties officeooo:rsid="00457dda"/>
    </style:style>
    <style:style style:name="T69" style:family="text">
      <style:text-properties officeooo:rsid="0045bfac"/>
    </style:style>
    <style:style style:name="T70" style:family="text">
      <style:text-properties officeooo:rsid="0057dc9e"/>
    </style:style>
    <style:style style:name="T71" style:family="text">
      <style:text-properties officeooo:rsid="005d1d59"/>
    </style:style>
    <style:style style:name="T72" style:family="text">
      <style:text-properties officeooo:rsid="005f3c3e"/>
    </style:style>
    <style:style style:name="T73" style:family="text">
      <style:text-properties officeooo:rsid="006bc04d"/>
    </style:style>
    <style:style style:name="T74" style:family="text">
      <style:text-properties officeooo:rsid="006d5fc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23215351" text:style-name="Index_20_Link" text:visited-style-name="Index_20_Link">Identifiants<text:tab/>1</text:a></text:p>
          <text:p text:style-name="P1"><text:a xlink:type="simple" xlink:href="#__RefHeading___Toc108_223215351" text:style-name="Index_20_Link" text:visited-style-name="Index_20_Link">Liens Ressources Diverses<text:tab/>2</text:a></text:p>
          <text:p text:style-name="P1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8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8"><text:a xlink:type="simple" xlink:href="#__RefHeading___Toc449_1737579497" text:style-name="Index_20_Link" text:visited-style-name="Index_20_Link">WP ROCKET<text:tab/>4</text:a></text:p>
          <text:p text:style-name="P18"><text:a xlink:type="simple" xlink:href="#__RefHeading___Toc451_1737579497" text:style-name="Index_20_Link" text:visited-style-name="Index_20_Link">TIPS<text:tab/>4</text:a></text:p>
          <text:p text:style-name="P1"><text:a xlink:type="simple" xlink:href="#__RefHeading___Toc453_1737579497" text:style-name="Index_20_Link" text:visited-style-name="Index_20_Link">DEPLOIEMENT EN LOCAL<text:tab/>5</text:a></text:p>
          <text:p text:style-name="P18"><text:a xlink:type="simple" xlink:href="#__RefHeading___Toc455_1737579497" text:style-name="Index_20_Link" text:visited-style-name="Index_20_Link">Essai sur Mdev.armoireplus<text:tab/>5</text:a></text:p>
          <text:p text:style-name="P18"><text:a xlink:type="simple" xlink:href="#__RefHeading___Toc112_223215351" text:style-name="Index_20_Link" text:visited-style-name="Index_20_Link"><text:span text:style-name="T34">Essa</text:span></text:a><text:a xlink:type="simple" xlink:href="#__RefHeading___Toc112_223215351" text:style-name="Index_20_Link" text:visited-style-name="Index_20_Link"><text:span text:style-name="T34">i</text:span></text:a><text:a xlink:type="simple" xlink:href="#__RefHeading___Toc112_223215351" text:style-name="Index_20_Link" text:visited-style-name="Index_20_Link"><text:span text:style-name="T34"> sur armoireplus</text:span></text:a><text:a xlink:type="simple" xlink:href="#__RefHeading___Toc112_223215351" text:style-name="Index_20_Link" text:visited-style-name="Index_20_Link"><text:tab/>5</text:a></text:p>
          <text:p text:style-name="P1"><text:a xlink:type="simple" xlink:href="#__RefHeading___Toc959_876043102" text:style-name="Index_20_Link" text:visited-style-name="Index_20_Link">SURCHARGER UNE FONCTION DU THEME PARENT<text:tab/>6</text:a></text:p>
          <text:p text:style-name="P18"><text:a xlink:type="simple" xlink:href="#__RefHeading___Toc961_876043102" text:style-name="Index_20_Link" text:visited-style-name="Index_20_Link">Vérifier si la fonction est attachée à un hook ou pas<text:tab/>6</text:a></text:p>
          <text:p text:style-name="P1"><text:a xlink:type="simple" xlink:href="#__RefHeading___Toc963_876043102" text:style-name="Index_20_Link" text:visited-style-name="Index_20_Link">MISE A JOUR DE SITES<text:tab/>7</text:a></text:p>
          <text:p text:style-name="P18"><text:a xlink:type="simple" xlink:href="#__RefHeading___Toc965_876043102" text:style-name="Index_20_Link" text:visited-style-name="Index_20_Link">Verification à faire sur MonAtelierPro sur prod puis dev<text:tab/>7</text:a></text:p>
          <text:p text:style-name="P18"><text:a xlink:type="simple" xlink:href="#__RefHeading___Toc967_876043102" text:style-name="Index_20_Link" text:visited-style-name="Index_20_Link">Problème avec Yith-product-addon<text:tab/>7</text:a></text:p>
          <text:p text:style-name="P18"><text:a xlink:type="simple" xlink:href="#__RefHeading___Toc969_876043102" text:style-name="Index_20_Link" text:visited-style-name="Index_20_Link">Ordre des étapes à suivre pour une mise à jour<text:tab/>7</text:a></text:p>
          <text:p text:style-name="P18"><text:a xlink:type="simple" xlink:href="#__RefHeading___Toc971_876043102" text:style-name="Index_20_Link" text:visited-style-name="Index_20_Link">Trucs en général<text:tab/>7</text:a></text:p>
          <text:p text:style-name="P18"><text:a xlink:type="simple" xlink:href="#__RefHeading___Toc973_876043102" text:style-name="Index_20_Link" text:visited-style-name="Index_20_Link">Mettre en maintenance MAP<text:tab/>8</text:a></text:p>
          <text:p text:style-name="P1"><text:a xlink:type="simple" xlink:href="#__RefHeading___Toc975_876043102" text:style-name="Index_20_Link" text:visited-style-name="Index_20_Link">Mon Atelier Pro<text:tab/>9</text:a></text:p>
          <text:p text:style-name="P18"><text:a xlink:type="simple" xlink:href="#__RefHeading___Toc977_876043102" text:style-name="Index_20_Link" text:visited-style-name="Index_20_Link">Trucs en vrac<text:tab/>9</text:a></text:p>
          <text:p text:style-name="P1"><text:a xlink:type="simple" xlink:href="#__RefHeading___Toc979_876043102" text:style-name="Index_20_Link" text:visited-style-name="Index_20_Link">WOOCOMMERCE<text:tab/>10</text:a></text:p>
          <text:p text:style-name="P18"><text:a xlink:type="simple" xlink:href="#__RefHeading___Toc981_876043102" text:style-name="Index_20_Link" text:visited-style-name="Index_20_Link">Hooks d’action utiles :<text:tab/>10</text:a></text:p>
          <text:p text:style-name="P1"><text:a xlink:type="simple" xlink:href="#__RefHeading___Toc983_876043102" text:style-name="Index_20_Link" text:visited-style-name="Index_20_Link">BUGS DECELES<text:tab/>11</text:a></text:p>
          <text:p text:style-name="P18"><text:a xlink:type="simple" xlink:href="#__RefHeading___Toc985_876043102" text:style-name="Index_20_Link" text:visited-style-name="Index_20_Link">Màj MAP<text:tab/>12</text:a></text:p>
          <text:p text:style-name="P18"><text:a xlink:type="simple" xlink:href="#__RefHeading___Toc987_876043102" text:style-name="Index_20_Link" text:visited-style-name="Index_20_Link">MARDI 17 SEPTEMBRE 2024<text:tab/>13</text:a></text:p>
          <text:p text:style-name="P61"><text:a xlink:type="simple" xlink:href="#__RefHeading___Toc989_876043102" text:style-name="Index_20_Link" text:visited-style-name="Index_20_Link">MAJ ARMOIREPLUS<text:tab/>13</text:a></text:p>
        </text:index-body>
      </text:table-of-content>
      <text:p text:style-name="Text_20_body"/>
      <text:p text:style-name="P2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3">- Armoireplus :</text:p>
      <text:p text:style-name="P12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33">lorlor@free.fr</text:span></text:a></text:p>
      <text:p text:style-name="P12"><text:span text:style-name="T37">prod : </text:span><text:a xlink:type="simple" xlink:href="mailto:lorlor@free.fr" text:style-name="Internet_20_link" text:visited-style-name="Visited_20_Internet_20_Link"><text:span text:style-name="T37">lorlor@free.fr</text:span></text:a><text:span text:style-name="T37"> </text:span><text:span text:style-name="T3">!VstJs4y!l&amp;fcRBhD8AMtksk</text:span></text:p>
      <text:p text:style-name="P70">- MonAtelierPro :</text:p>
      <text:p text:style-name="P49"><text:span text:style-name="T70">MDEV </text:span><text:span text:style-name="T38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49"><text:span text:style-name="T11">Prod lorlor </text:span><text:span text:style-name="T3">)B6r#KL9Sp48OS&amp;3yeV7qOTc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2"> </text:span><text:a xlink:type="simple" xlink:href="mailto:Y2506@themes" text:style-name="Internet_20_link" text:visited-style-name="Visited_20_Internet_20_Link"><text:span text:style-name="T14">Y2506@themes</text:span></text:a></text:p>
      <text:p text:style-name="P8"><text:soft-page-break/><text:span text:style-name="T33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2">contact@predimark.com</text:span></text:a><text:span text:style-name="T13"> </text:span><text:span text:style-name="T3">mdp : Chatgpt!!</text:span></text:p>
      <text:p text:style-name="P10"><text:span text:style-name="T3">- </text:span><text:span text:style-name="T5">Réseau : </text:span><text:span text:style-name="T3">clereseaukeyyo</text:span></text:p>
      <text:p text:style-name="P8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1"><text:span text:style-name="T4">- </text:span><text:span text:style-name="T6">CloudFlare :</text:span></text:p>
      <text:p text:style-name="P11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1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1"><text:span text:style-name="T6">- </text:span><text:span text:style-name="T8">En local : prod armoireplus : admin armoireplus</text:span></text:p>
      <text:p text:style-name="P11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71">- Codecanyon<text:line-break/>Nico313<text:line-break/>C2506@canyon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36">Icones FA utilisées pour ArmoirePlus : https://legenda.8theme.com/shortcodes/icons/</text:span></text:p>
      <text:p text:style-name="P9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19"/>
      <text:h text:style-name="P62" text:outline-level="1"/>
      <text:h text:style-name="P63" text:outline-level="1"><text:bookmark-start text:name="__RefHeading___Toc445_1737579497"/><text:span text:style-name="T16">D</text:span><text:span text:style-name="T15">EBUG</text:span><text:bookmark-end text:name="__RefHeading___Toc445_1737579497"/></text:h>
      <text:h text:style-name="Heading_20_2" text:outline-level="2"/>
      <text:p text:style-name="Text_20_body">- Wp-config : <text:span text:style-name="T43">On peut mettre les variables à true, mais si on met display errors à true, il est possible qu’on voit bcp d’erreurs liées aux warning et aux </text:span><text:span text:style-name="T50">notices </text:span><text:span text:style-name="T43">ce qui rend le debug.log illisible.</text:span></text:p>
      <text:p text:style-name="Text_20_body">- <text:span text:style-name="T43">Il y a un plugin qui vise à n’afficher que certaines erreurs c’est</text:span><text:span text:style-name="T48"> <text:s/></text:span><text:span text:style-name="T49">Error Reporting</text:span></text:p>
      <text:p text:style-name="P17">- Pour utiliser le debug.log :</text:p>
      <text:p text:style-name="P16"><text:span text:style-name="T43"><text:tab/></text:span><text:span text:style-name="T45">1/ l’effacer du FTP concerné</text:span></text:p>
      <text:p text:style-name="Text_20_body"><text:span text:style-name="T46"><text:tab/></text:span><text:span text:style-name="T47">2/ copier son fichier modifié contenant </text:span><text:span text:style-name="Source_20_Text"><text:span text:style-name="T44">error_log(print_r("maclé</text:span></text:span><text:span text:style-name="Source_20_Text"><text:span text:style-name="T45">PourRetrouverMaVariable</text:span></text:span><text:span text:style-name="Source_20_Text"><text:span text:style-name="T44">: " . $maVariable, true));</text:span></text:span></text:p>
      <text:p text:style-name="Text_20_body"><text:span text:style-name="Source_20_Text"><text:span text:style-name="T44"><text:tab/></text:span></text:span><text:span text:style-name="Source_20_Text"><text:span text:style-name="T45">3/ Actualiser le navigateur puis FileZilla</text:span></text:span></text:p>
      <text:p text:style-name="Text_20_body"><text:span text:style-name="Source_20_Text"><text:span text:style-name="T45"><text:tab/>4/ Éditer le debug.log</text:span></text:span></text:p>
      <text:p text:style-name="P16"/>
      <text:p text:style-name="Text_20_body"/>
      <text:h text:style-name="P64" text:outline-level="1"><text:bookmark-start text:name="__RefHeading___Toc110_223215351"/><text:span text:style-name="T16">C</text:span><text:span text:style-name="T17">ache</text:span><text:bookmark-end text:name="__RefHeading___Toc110_223215351"/></text:h>
      <text:h text:style-name="Heading_20_2" text:outline-level="2"><text:bookmark-start text:name="__RefHeading___Toc447_1737579497"/><text:span text:style-name="T20">C</text:span><text:span text:style-name="T19">loudf</text:span><text:span text:style-name="T21">l</text:span><text:span text:style-name="T19">are : </text:span><text:bookmark-end text:name="__RefHeading___Toc447_1737579497"/></text:h>
      <text:p text:style-name="P7"><text:span text:style-name="T18">1/ aller sur </text:span><text:a xlink:type="simple" xlink:href="https://dash.cloudflare.com/login" text:style-name="Internet_20_link" text:visited-style-name="Visited_20_Internet_20_Link"><text:span text:style-name="T12">https://dash.cloudflare.com/login</text:span></text:a></text:p>
      <text:p text:style-name="P7"><text:span text:style-name="T12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0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3">1/ Aller sur le tableau de bord du site</text:p>
      <text:p text:style-name="P13">2/ Cliquer sur « WP Rocket » → Purger le CSS utilisé</text:p>
      <text:p text:style-name="P13">3/ <text:span text:style-name="T39">Ne pas faire « Vider et précharger le cache » =&gt; lenteur pour recharger toutes les données ds le cache, à faire rarement</text:span></text:p>
      <text:p text:style-name="P21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41">En local, désactiver WP Rocket</text:span></text:p>
      <text:p text:style-name="Text_20_body">- <text:span text:style-name="T42">Commande pour effacer des données DNS liées à l’IP (pas bien compris) : sudo systemctl restart systemd-resolved</text:span></text:p>
      <text:h text:style-name="P64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40">i</text:span> sur Mdev.armoireplus<text:bookmark-end text:name="__RefHeading___Toc455_1737579497"/></text:h>
      <text:p text:style-name="Text_20_body"/>
      <text:p text:style-name="P14">1/ Copier le dossier du site sur /<text:span text:style-name="T34">var/www/html/mdev.armoireplus</text:span></text:p>
      <text:p text:style-name="P26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26"/>
      <text:p text:style-name="P27">NB : si nécessaire, ligne à rajouter dans php.ini pour allouer plus de place pour les BDD en mémoire : </text:p>
      <text:p text:style-name="P29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28"/>
      <text:p text:style-name="P15"><text:span text:style-name="T35">4/ </text:span><text:span text:style-name="T34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34">Essa</text:span><text:span text:style-name="T35">i</text:span><text:span text:style-name="T34"> sur armoireplus</text:span><text:bookmark-end text:name="__RefHeading___Toc112_223215351"/></text:h>
      <text:p text:style-name="P30"/>
      <text:p text:style-name="P30"/>
      <text:h text:style-name="P64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51">fonction</text:span> est attachée à un hook ou pas<text:bookmark-end text:name="__RefHeading___Toc961_876043102"/></text:h>
      <text:p text:style-name="P32">A/ Attachée à un hook filter :</text:p>
      <text:p text:style-name="P34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34"/>
      <text:p text:style-name="P33">- <text:span text:style-name="T51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33"/>
      <text:p text:style-name="P33">- <text:span text:style-name="T51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33"/>
      <text:h text:style-name="P64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35">Tests manuels : faire une commande et passer son statu<text:span text:style-name="T54">t</text:span> en attente, en cours terminé, revenir en arrière.</text:p>
      <text:p text:style-name="P35">Ccréer un compte client, aller sur le comtpe admin</text:p>
      <text:p text:style-name="P35">Voir les commandes côté backoffice et noter les bugs</text:p>
      <text:p text:style-name="P35"/>
      <text:h text:style-name="Heading_20_2" text:outline-level="2"><text:bookmark-start text:name="__RefHeading___Toc967_876043102"/>Problème avec Yith-product-addon<text:bookmark-end text:name="__RefHeading___Toc967_876043102"/></text:h>
      <text:p text:style-name="P35">liés à la dernière màjour, les options ont sauté</text:p>
      <text:p text:style-name="P35">cf ticket Avril 2024 <text:span text:style-name="T52">Product form V3 to V4</text:span></text:p>
      <text:p text:style-name="P36">Attention nça va se reproduire avec DBA</text:p>
      <text:p text:style-name="P36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53">mettre le prod en « mode maintenance », l’utilisateur pourra consulter le site grâce aux pages mises en cache et les autres auront le message de maintenance.</text:span></text:p>
      <text:p text:style-name="Text_20_body">→ <text:span text:style-name="T53">sauvegarder le site</text:span></text:p>
      <text:p text:style-name="P45">→ <text:span text:style-name="T59">faire les mises à jour </text:span><text:span text:style-name="T60">dans cet ordre</text:span><text:span text:style-name="T59"> </text:span></text:p>
      <text:p text:style-name="P45"><text:span text:style-name="T59">1/WP 2/ WooCommerce 3/ thème </text:span><text:span text:style-name="T63">puis </text:span><text:span text:style-name="T59">plugins <text:s/></text:span><text:span text:style-name="T61">NB si WC le nécessite, màj le thème </text:span><text:span text:style-name="T62">(cf WooCommerce→Etat→ Tt en bas on a les fichiers obsolètes, attention s’ils sont ds le theme enfant)</text:span><text:span text:style-name="T67">=&gt; theme options=&gt; fr comme si on change de theme et cliquer sur son theme pomur le mettre à jour</text:span></text:p>
      <text:p text:style-name="P58"><text:span text:style-name="T67">N</text:span><text:span text:style-name="T58">e pas oublier les TRADUCTIONS</text:span></text:p>
      <text:p text:style-name="P44"><text:span text:style-name="T62">S</text:span><text:span text:style-name="T58">i </text:span><text:span text:style-name="T64">le plugin est gratuit et de WP, on le télécharge, </text:span><text:span text:style-name="T58">on met à jour le plugin à la main en copiant direct </text:span><text:span text:style-name="T65">sur </text:span><text:span text:style-name="T58">le ftp :</text:span></text:p>
      <text:p text:style-name="P75">1/ faire une sauvegarde du plugin</text:p>
      <text:p text:style-name="P75">2/ copier la dernière version</text:p>
      <text:p text:style-name="Text_20_body">→ <text:span text:style-name="T53">vérifier</text:span></text:p>
      <text:p text:style-name="Text_20_body">→ <text:span text:style-name="T53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56">faire les màj 1X/trimestre environ</text:span></text:p>
      <text:p text:style-name="Text_20_body"><text:soft-page-break/>→ <text:span text:style-name="T56">ne pas prendre les màj se finissant par 0 car pas éprouvées</text:span></text:p>
      <text:p text:style-name="Text_20_body">→ <text:span text:style-name="T56">attendre si possible 1 à 2 sem pour màj les plugins dépendant de WooCommerce après avoir mis ce dernier à jour</text:span></text:p>
      <text:p text:style-name="P42">→ <text:span text:style-name="T56">sur le site de WooCommerce, aller sur « Abonnements » pour voir les plugins auxquels on a souscrit</text:span></text:p>
      <text:p text:style-name="P76">→ parcourir les détails des màj *</text:p>
      <text:p text:style-name="P46">→ <text:span text:style-name="T57">pour les plugins , plusieurs sources : </text:span></text:p>
      <text:p text:style-name="P47"><text:span text:style-name="T66">WooCommerce</text:span><text:span text:style-name="T57"> </text:span><text:span text:style-name="T69">== </text:span></text:p>
      <text:list xml:id="list4197189892" text:style-name="L1">
        <text:list-item>
          <text:p text:style-name="P78">wc-zapier ;</text:p>
        </text:list-item>
        <text:list-item>
          <text:p text:style-name="P79"/>
        </text:list-item>
        <text:list-item>
          <text:p text:style-name="P79"/>
        </text:list-item>
        <text:list-item>
          <text:p text:style-name="P77"/>
        </text:list-item>
      </text:list>
      <text:p text:style-name="P48"><text:span text:style-name="T66">CodeCanyon</text:span><text:span text:style-name="T57"> </text:span><text:span text:style-name="T68">== WC-show-variations-as-single-product ;</text:span><text:span text:style-name="T57"><text:line-break/></text:span><text:span text:style-name="T66">WpSpring </text:span><text:span text:style-name="T23"> </text:span></text:p>
      <text:list xml:id="list3679222311" text:style-name="L2">
        <text:list-item>
          <text:p text:style-name="P72">Google Product Feed Version 11.0.13</text:p>
        </text:list-item>
        <text:list-item>
          <text:p text:style-name="P72">Table Rate Shipping</text:p>
        </text:list-item>
        <text:list-item>
          <text:p text:style-name="P72">WooCommerce Cost of Goods Version 2.13.1</text:p>
        </text:list-item>
        <text:list-item>
          <text:p text:style-name="P72">Product CSV Import Suite Version 1.10.73</text:p>
        </text:list-item>
        <text:list-item>
          <text:p text:style-name="P73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43">Theme→ Advanced → Maintenance → Cocher « Enable Maintenance »</text:p>
      <text:h text:style-name="P64" text:outline-level="1"><text:bookmark-start text:name="__RefHeading___Toc975_876043102"/>Mon Atelier Pro<text:bookmark-end text:name="__RefHeading___Toc975_876043102"/></text:h>
      <text:p text:style-name="P37"/>
      <text:h text:style-name="Heading_20_2" text:outline-level="2"><text:bookmark-start text:name="__RefHeading___Toc977_876043102"/>Trucs en vrac<text:bookmark-end text:name="__RefHeading___Toc977_876043102"/></text:h>
      <text:p text:style-name="P37">Le suivi des commandes factures devis a été fait avec Dolibarr mais le tableau de suivi dans WP tend à le remplacer.</text:p>
      <text:p text:style-name="P37">Manque une fonctionnalité pour créer un produit custom</text:p>
      <text:p text:style-name="P35"/>
      <text:h text:style-name="P64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24">- <text:span text:style-name="T55">se raccrocher à la page produit :</text:span></text:p>
      <text:p text:style-name="P22">add_action( 'woocommerce_before_single_product', 'custom_check_product_shipping_class' );</text:p>
      <text:p text:style-name="P22"/>
      <text:p text:style-name="P23">- <text:span text:style-name="T55">se raccrocher à la page produit :</text:span></text:p>
      <text:p text:style-name="P22">add_action( 'woocommerce_before_shop_loop_item', 'custom_check_product_shipping_class' );</text:p>
      <text:p text:style-name="P31"/>
      <text:p text:style-name="P25"/>
      <text:h text:style-name="P64" text:outline-level="1"><text:bookmark-start text:name="__RefHeading___Toc983_876043102"/>BUGS DECELES<text:bookmark-end text:name="__RefHeading___Toc983_876043102"/></text:h>
      <text:p text:style-name="Text_20_body"/>
      <text:p text:style-name="P39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38"/>
          </table:table-cell>
          <table:table-cell table:style-name="Tableau7.A1" office:value-type="string">
            <text:p text:style-name="P40">Conteneur des pastilles de couleur sur prod</text:p>
          </table:table-cell>
          <table:table-cell table:style-name="Tableau7.A1" office:value-type="string">
            <text:p text:style-name="P40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38">ok</text:p>
          </table:table-cell>
          <table:table-cell table:style-name="Tableau7.A1" office:value-type="string">
            <text:p text:style-name="P38"/>
          </table:table-cell>
          <table:table-cell table:style-name="Tableau7.A1" office:value-type="string">
            <text:p text:style-name="P38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38">Couleur trop petite</text:p>
          </table:table-cell>
          <table:table-cell table:style-name="Tableau7.A1" office:value-type="string">
            <text:p text:style-name="P66">class="options default-closed per-row-4 grid"</text:p>
          </table:table-cell>
          <table:table-cell table:style-name="Tableau7.A1" office:value-type="string">
            <text:p text:style-name="P66">class="options per-row-4 grid"</text:p>
            <text:p text:style-name="P66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38">Couleur trop grande</text:p>
          </table:table-cell>
          <table:table-cell table:style-name="Tableau7.A1" office:value-type="string">
            <text:p text:style-name="P41"><text:span text:style-name="T25">c</text:span><text:span text:style-name="T24">lass="options default-closed per-row-1"</text:span></text:p>
          </table:table-cell>
          <table:table-cell table:style-name="Tableau7.A1" office:value-type="string">
            <text:p text:style-name="P67">class="options per-row-1 "</text:p>
            <text:p text:style-name="P67">style=" display: grid; grid-template-columns: repeat(1, minmax(0, 50%) ); gap: 10px; "</text:p>
          </table:table-cell>
        </table:table-row>
      </table:table>
      <text:p text:style-name="P39"/>
      <text:h text:style-name="P65" text:outline-level="2"><text:bookmark-start text:name="__RefHeading___Toc985_876043102"/>Màj MAP<text:bookmark-end text:name="__RefHeading___Toc985_876043102"/></text:h>
      <text:p text:style-name="P51"><text:span text:style-name="Strong_20_Emphasis"><text:span text:style-name="T29"/></text:span></text:p>
      <text:p text:style-name="P52">PROBLEME AVEC MARQUE COMME EXPEDIE=&gt; ne fait rien <text:span text:style-name="T71">alors qu’en dev ç amarchait</text:span></text:p>
      <text:p text:style-name="P50"/>
      <text:p text:style-name="P53">Version qui fonctionne (dev)</text:p>
      <text:p text:style-name="P54"><text:span text:style-name="T72">Classe de l’étiquette non expédié : </text:span><text:span text:style-name="T24">class="wxp-not-shipped wxp-ship-status"</text:span></text:p>
      <text:p text:style-name="P55"><text:span text:style-name="T26">Classe de l’étiquette expédié :</text:span><text:span text:style-name="T24">class="wxp-shipped wxp-ship-status"</text:span></text:p>
      <text:p text:style-name="P74">class="wxp-not-shipped wxp-ship-status"</text:p>
      <text:p text:style-name="P56"><text:span text:style-name="T27">=&gt; </text:span><text:span text:style-name="Strong_20_Emphasis"><text:span text:style-name="T30">Woocommerce Partial Shipment </text:span></text:span><text:span text:style-name="Strong_20_Emphasis"><text:span text:style-name="T27">??</text:span></text:span></text:p>
      <text:p text:style-name="P56"><text:span text:style-name="Strong_20_Emphasis"><text:span text:style-name="T31"/></text:span></text:p>
      <text:p text:style-name="P57"><text:span text:style-name="Strong_20_Emphasis"><text:span text:style-name="T32">ATTENTION EN PROD IL Y A LE PLUGIN VERSION DU DEV , IL FAUT REMETTRE CELUI DE LA SAUVEGARDE SI PAS DE CHANGEMENT</text:span></text:span></text:p>
      <text:p text:style-name="P74"/>
      <text:h text:style-name="P64" text:outline-level="1"><text:bookmark-start text:name="__RefHeading___Toc987_876043102"/>MARDI 17 SEPTEMBRE 2024<text:bookmark-end text:name="__RefHeading___Toc987_876043102"/></text:h>
      <text:h text:style-name="Heading_20_2" text:outline-level="2" text:is-list-header="true"><text:bookmark-start text:name="__RefHeading___Toc989_876043102"/>MAJ <text:span text:style-name="T73">DBA</text:span> <text:bookmark-end text:name="__RefHeading___Toc989_876043102"/></text:h>
      <text:p text:style-name="Text_20_body"/>
      <text:p text:style-name="Text_20_body">- <text:span text:style-name="T74">WP 6.6.2</text:span></text:p>
      <table:table table:name="Tableau8" table:style-name="Tableau8">
        <table:table-column table:style-name="Tableau8.A"/>
        <table:table-column table:style-name="Tableau8.B"/>
        <table:table-column table:style-name="Tableau8.C" table:number-columns-repeated="2"/>
        <table:table-row>
          <table:table-cell table:style-name="Tableau8.A1" office:value-type="string">
            <text:p text:style-name="P68">Extension</text:p>
          </table:table-cell>
          <table:table-cell table:style-name="Tableau8.A1" office:value-type="string">
            <text:p text:style-name="P68">DEV Màj</text:p>
            <text:p text:style-name="P68">manu/auto/</text:p>
            <text:p text:style-name="P68">non</text:p>
          </table:table-cell>
          <table:table-cell table:style-name="Tableau8.A1" office:value-type="string">
            <text:p text:style-name="P68">PROD Màj </text:p>
            <text:p text:style-name="P68">manu/auto/</text:p>
            <text:p text:style-name="P68">non</text:p>
          </table:table-cell>
          <table:table-cell table:style-name="Tableau8.A1" office:value-type="string">
            <text:p text:style-name="P68">Remarques</text:p>
          </table:table-cell>
        </table:table-row>
        <table:table-row>
          <table:table-cell table:style-name="Tableau8.A1" office:value-type="string">
            <text:p text:style-name="P69"><text:span text:style-name="Strong_20_Emphasis"><text:span text:style-name="T28">Complianz | GDPR/CCPA Cookie Consent</text:span></text:span>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P69"><text:span text:style-name="Strong_20_Emphasis"><text:span text:style-name="T28">F4 Shipping Phone and E-Mail for WooCommerce</text:span></text:span>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lack-Lato" svg:font-family="Slack-Lato, Slack-Fractions, appleLogo, sans-serif"/>
    <style:font-face style:name="apple-system" svg:font-family="apple-system, BlinkMacSystemFont, 'Segoe UI', Roboto, Oxygen-Sans, Ubuntu, Cantarell, 'Helvetica Neue', sans-serif"/>
    <style:font-face style:name="apple-system1" svg:font-family="apple-system, system-ui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17T09:44:05.326215253</dc:date>
    <meta:editing-duration>PT13H59M33S</meta:editing-duration>
    <meta:editing-cycles>92</meta:editing-cycles>
    <meta:generator>LibreOffice/7.3.7.2$Linux_X86_64 LibreOffice_project/30$Build-2</meta:generator>
    <meta:document-statistic meta:table-count="8" meta:image-count="0" meta:object-count="0" meta:page-count="13" meta:paragraph-count="211" meta:word-count="1318" meta:character-count="9133" meta:non-whitespace-character-count="7917"/>
  </office:meta>
</office:document-meta>
</file>